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45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Symbo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column table:style-name="co1" table:number-columns-repeated="3" table:default-cell-style-name="ce2"/>
        <table:table-column table:style-name="co1" table:number-columns-repeated="4" table:default-cell-style-name="Default"/>
        <table:table-row table:style-name="ro1">
          <table:table-cell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Units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Example</text:p>
          </table:table-cell>
          <table:table-cell table:style-name="ce6" office:value-type="string" calcext:value-type="string">
            <text:p>TN2130</text:p>
          </table:table-cell>
          <table:table-cell table:style-name="ce6" office:value-type="string" calcext:value-type="string">
            <text:p>TP5335</text:p>
          </table:table-cell>
          <table:table-cell table:style-name="ce6" table:formula="of:=[.G1]" office:value-type="string" office:string-value="TN2130" calcext:value-type="string">
            <text:p>TN2130</text:p>
          </table:table-cell>
          <table:table-cell table:style-name="ce6" table:formula="of:=[.H1]" office:value-type="string" office:string-value="TP5335" calcext:value-type="string">
            <text:p>TP5335</text:p>
          </table:table-cell>
        </table:table-row>
        <table:table-row table:style-name="ro1">
          <table:table-cell/>
          <table:table-cell office:value-type="string" calcext:value-type="string">
            <text:p>Vto</text:p>
          </table:table-cell>
          <table:table-cell office:value-type="string" calcext:value-type="string">
            <text:p>Threshold voltage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-2.4" calcext:value-type="float">
            <text:p>-2.4</text:p>
          </table:table-cell>
          <table:table-cell table:formula="of:=IF([.G2]&lt;&gt;&quot;&quot;;IF([.$B2]&lt;&gt;&quot;&quot;;[.$B2] &amp; &quot;=&quot;;&quot;&quot;) &amp; [.G2] &amp; &quot; &quot;;&quot;&quot;)" office:value-type="string" office:string-value="Vto=2.4 " calcext:value-type="string">
            <text:p>Vto=2.4 </text:p>
          </table:table-cell>
          <table:table-cell table:formula="of:=IF([.H2]&lt;&gt;&quot;&quot;;IF([.$B2]&lt;&gt;&quot;&quot;;[.$B2] &amp; &quot;=&quot;;&quot;&quot;) &amp; [.H2] &amp; &quot; &quot;;&quot;&quot;)" office:value-type="string" office:string-value="Vto=-2.4 " calcext:value-type="string">
            <text:p>Vto=-2.4 </text:p>
          </table:table-cell>
        </table:table-row>
        <table:table-row table:style-name="ro1">
          <table:table-cell/>
          <table:table-cell office:value-type="string" calcext:value-type="string">
            <text:p>Kp</text:p>
          </table:table-cell>
          <table:table-cell office:value-type="string" calcext:value-type="string">
            <text:p>Transconductance parameter</text:p>
          </table:table-cell>
          <table:table-cell office:value-type="string" calcext:value-type="string">
            <text:p>A/V²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01889" calcext:value-type="float">
            <text:p>0.01889</text:p>
          </table:table-cell>
          <table:table-cell table:formula="of:=IF([.G3]&lt;&gt;&quot;&quot;;IF([.$B3]&lt;&gt;&quot;&quot;;[.$B3] &amp; &quot;=&quot;;&quot;&quot;) &amp; [.G3] &amp; &quot; &quot;;&quot;&quot;)" office:value-type="string" office:string-value="Kp=0.01889 " calcext:value-type="string">
            <text:p>Kp=0.01889 </text:p>
          </table:table-cell>
          <table:table-cell table:formula="of:=IF([.H3]&lt;&gt;&quot;&quot;;IF([.$B3]&lt;&gt;&quot;&quot;;[.$B3] &amp; &quot;=&quot;;&quot;&quot;) &amp; [.H3] &amp; &quot; &quot;;&quot;&quot;)" office:value-type="string" office:string-value="Kp=0.01889 " calcext:value-type="string">
            <text:p>Kp=0.01889 </text:p>
          </table:table-cell>
        </table:table-row>
        <table:table-row table:style-name="ro1">
          <table:table-cell/>
          <table:table-cell office:value-type="string" calcext:value-type="string">
            <text:p>Phi</text:p>
          </table:table-cell>
          <table:table-cell office:value-type="string" calcext:value-type="string">
            <text:p>Surface inversion potential</text:p>
          </table:table-cell>
          <table:table-cell office:value-type="string" calcext:value-type="string">
            <text:p>V</text:p>
          </table:table-cell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table:number-columns-repeated="2"/>
          <table:table-cell table:formula="of:=IF([.G4]&lt;&gt;&quot;&quot;;IF([.$B4]&lt;&gt;&quot;&quot;;[.$B4] &amp; &quot;=&quot;;&quot;&quot;) &amp; [.G4] &amp; &quot; &quot;;&quot;&quot;)">
            <text:p/>
          </table:table-cell>
          <table:table-cell table:formula="of:=IF([.H4]&lt;&gt;&quot;&quot;;IF([.$B4]&lt;&gt;&quot;&quot;;[.$B4] &amp; &quot;=&quot;;&quot;&quot;) &amp; [.H4] &amp; &quot; &quot;;&quot;&quot;)">
            <text:p/>
          </table:table-cell>
        </table:table-row>
        <table:table-row table:style-name="ro1">
          <table:table-cell/>
          <table:table-cell office:value-type="string" calcext:value-type="string">
            <text:p>Lambda</text:p>
          </table:table-cell>
          <table:table-cell office:value-type="string" calcext:value-type="string">
            <text:p>Channel-length modulation</text:p>
          </table:table-cell>
          <table:table-cell office:value-type="string" calcext:value-type="string">
            <text:p>1/V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table:formula="of:=IF([.G5]&lt;&gt;&quot;&quot;;IF([.$B5]&lt;&gt;&quot;&quot;;[.$B5] &amp; &quot;=&quot;;&quot;&quot;) &amp; [.G5] &amp; &quot; &quot;;&quot;&quot;)">
            <text:p/>
          </table:table-cell>
          <table:table-cell table:formula="of:=IF([.H5]&lt;&gt;&quot;&quot;;IF([.$B5]&lt;&gt;&quot;&quot;;[.$B5] &amp; &quot;=&quot;;&quot;&quot;) &amp; [.H5] &amp; &quot; &quot;;&quot;&quot;)">
            <text:p/>
          </table:table-cell>
        </table:table-row>
        <table:table-row table:style-name="ro2">
          <table:table-cell/>
          <table:table-cell office:value-type="string" calcext:value-type="string">
            <text:p>mtriode</text:p>
          </table:table-cell>
          <table:table-cell office:value-type="string" calcext:value-type="string">
            <text:p>Conductance multiplier in triode region(allows independent fit of triode and saturation regions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IF([.G6]&lt;&gt;&quot;&quot;;IF([.$B6]&lt;&gt;&quot;&quot;;[.$B6] &amp; &quot;=&quot;;&quot;&quot;) &amp; [.G6] &amp; &quot; &quot;;&quot;&quot;)">
            <text:p/>
          </table:table-cell>
          <table:table-cell table:formula="of:=IF([.H6]&lt;&gt;&quot;&quot;;IF([.$B6]&lt;&gt;&quot;&quot;;[.$B6] &amp; &quot;=&quot;;&quot;&quot;) &amp; [.H6] &amp; &quot; &quot;;&quot;&quot;)">
            <text:p/>
          </table:table-cell>
        </table:table-row>
        <table:table-row table:style-name="ro2">
          <table:table-cell/>
          <table:table-cell office:value-type="string" calcext:value-type="string">
            <text:p>subtreas</text:p>
          </table:table-cell>
          <table:table-cell office:value-type="string" calcext:value-type="string">
            <text:p>Current(per volt Vds) to switch from square law to exponential subthreshold conduction</text:p>
          </table:table-cell>
          <table:table-cell office:value-type="string" calcext:value-type="string">
            <text:p>A/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n</text:p>
          </table:table-cell>
          <table:table-cell table:number-columns-repeated="2"/>
          <table:table-cell table:formula="of:=IF([.G7]&lt;&gt;&quot;&quot;;IF([.$B7]&lt;&gt;&quot;&quot;;[.$B7] &amp; &quot;=&quot;;&quot;&quot;) &amp; [.G7] &amp; &quot; &quot;;&quot;&quot;)">
            <text:p/>
          </table:table-cell>
          <table:table-cell table:formula="of:=IF([.H7]&lt;&gt;&quot;&quot;;IF([.$B7]&lt;&gt;&quot;&quot;;[.$B7] &amp; &quot;=&quot;;&quot;&quot;) &amp; [.H7] &amp; &quot; &quot;;&quot;&quot;)">
            <text:p/>
          </table:table-cell>
        </table:table-row>
        <table:table-row table:style-name="ro1">
          <table:table-cell/>
          <table:table-cell office:value-type="string" calcext:value-type="string">
            <text:p>BV</text:p>
          </table:table-cell>
          <table:table-cell office:value-type="string" calcext:value-type="string">
            <text:p>Vds breakdown voltag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nfin.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office:value-type="float" office:value="-350" calcext:value-type="float">
            <text:p>-350</text:p>
          </table:table-cell>
          <table:table-cell table:formula="of:=IF([.G8]&lt;&gt;&quot;&quot;;IF([.$B8]&lt;&gt;&quot;&quot;;[.$B8] &amp; &quot;=&quot;;&quot;&quot;) &amp; [.G8] &amp; &quot; &quot;;&quot;&quot;)" office:value-type="string" office:string-value="BV=300 " calcext:value-type="string">
            <text:p>BV=300 </text:p>
          </table:table-cell>
          <table:table-cell table:formula="of:=IF([.H8]&lt;&gt;&quot;&quot;;IF([.$B8]&lt;&gt;&quot;&quot;;[.$B8] &amp; &quot;=&quot;;&quot;&quot;) &amp; [.H8] &amp; &quot; &quot;;&quot;&quot;)" office:value-type="string" office:string-value="BV=-350 " calcext:value-type="string">
            <text:p>BV=-350 </text:p>
          </table:table-cell>
        </table:table-row>
        <table:table-row table:style-name="ro1">
          <table:table-cell/>
          <table:table-cell office:value-type="string" calcext:value-type="string">
            <text:p>IBV</text:p>
          </table:table-cell>
          <table:table-cell office:value-type="string" calcext:value-type="string">
            <text:p>Current at Vds=B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00pA</text:p>
          </table:table-cell>
          <table:table-cell office:value-type="string" calcext:value-type="string">
            <text:p>1u</text:p>
          </table:table-cell>
          <table:table-cell table:number-columns-repeated="2"/>
          <table:table-cell table:formula="of:=IF([.G9]&lt;&gt;&quot;&quot;;IF([.$B9]&lt;&gt;&quot;&quot;;[.$B9] &amp; &quot;=&quot;;&quot;&quot;) &amp; [.G9] &amp; &quot; &quot;;&quot;&quot;)">
            <text:p/>
          </table:table-cell>
          <table:table-cell table:formula="of:=IF([.H9]&lt;&gt;&quot;&quot;;IF([.$B9]&lt;&gt;&quot;&quot;;[.$B9] &amp; &quot;=&quot;;&quot;&quot;) &amp; [.H9] &amp; &quot; &quot;;&quot;&quot;)">
            <text:p/>
          </table:table-cell>
        </table:table-row>
        <table:table-row table:style-name="ro1">
          <table:table-cell/>
          <table:table-cell office:value-type="string" calcext:value-type="string">
            <text:p>NBV</text:p>
          </table:table-cell>
          <table:table-cell office:value-type="string" calcext:value-type="string">
            <text:p>Vds breakdown emission coefficient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IF([.G10]&lt;&gt;&quot;&quot;;IF([.$B10]&lt;&gt;&quot;&quot;;[.$B10] &amp; &quot;=&quot;;&quot;&quot;) &amp; [.G10] &amp; &quot; &quot;;&quot;&quot;)">
            <text:p/>
          </table:table-cell>
          <table:table-cell table:formula="of:=IF([.H10]&lt;&gt;&quot;&quot;;IF([.$B10]&lt;&gt;&quot;&quot;;[.$B10] &amp; &quot;=&quot;;&quot;&quot;) &amp; [.H10] &amp; &quot; &quot;;&quot;&quot;)">
            <text:p/>
          </table:table-cell>
        </table:table-row>
        <table:table-row table:style-name="ro1">
          <table:table-cell/>
          <table:table-cell office:value-type="string" calcext:value-type="string">
            <text:p>Rd</text:p>
          </table:table-cell>
          <table:table-cell office:value-type="string" calcext:value-type="string">
            <text:p>Drain ohmic resistance</text:p>
          </table:table-cell>
          <table:table-cell table:style-name="ce4"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[.G11]&lt;&gt;&quot;&quot;;IF([.$B11]&lt;&gt;&quot;&quot;;[.$B11] &amp; &quot;=&quot;;&quot;&quot;) &amp; [.G11] &amp; &quot; &quot;;&quot;&quot;)" office:value-type="string" office:string-value="Rd=2 " calcext:value-type="string">
            <text:p>Rd=2 </text:p>
          </table:table-cell>
          <table:table-cell table:formula="of:=IF([.H11]&lt;&gt;&quot;&quot;;IF([.$B11]&lt;&gt;&quot;&quot;;[.$B11] &amp; &quot;=&quot;;&quot;&quot;) &amp; [.H11] &amp; &quot; &quot;;&quot;&quot;)" office:value-type="string" office:string-value="Rd=3 " calcext:value-type="string">
            <text:p>Rd=3 </text:p>
          </table:table-cell>
        </table:table-row>
        <table:table-row table:style-name="ro1">
          <table:table-cell/>
          <table:table-cell office:value-type="string" calcext:value-type="string">
            <text:p>Rs</text:p>
          </table:table-cell>
          <table:table-cell office:value-type="string" calcext:value-type="string">
            <text:p>Source ohmic resistance</text:p>
          </table:table-cell>
          <table:table-cell table:style-name="ce4"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formula="of:=IF([.G12]&lt;&gt;&quot;&quot;;IF([.$B12]&lt;&gt;&quot;&quot;;[.$B12] &amp; &quot;=&quot;;&quot;&quot;) &amp; [.G12] &amp; &quot; &quot;;&quot;&quot;)" office:value-type="string" office:string-value="Rs=23 " calcext:value-type="string">
            <text:p>Rs=23 </text:p>
          </table:table-cell>
          <table:table-cell table:formula="of:=IF([.H12]&lt;&gt;&quot;&quot;;IF([.$B12]&lt;&gt;&quot;&quot;;[.$B12] &amp; &quot;=&quot;;&quot;&quot;) &amp; [.H12] &amp; &quot; &quot;;&quot;&quot;)" office:value-type="string" office:string-value="Rs=27 " calcext:value-type="string">
            <text:p>Rs=27 </text:p>
          </table:table-cell>
        </table:table-row>
        <table:table-row table:style-name="ro1">
          <table:table-cell/>
          <table:table-cell office:value-type="string" calcext:value-type="string">
            <text:p>Rg</text:p>
          </table:table-cell>
          <table:table-cell office:value-type="string" calcext:value-type="string">
            <text:p>Gate ohmic resistance</text:p>
          </table:table-cell>
          <table:table-cell table:style-name="ce4"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G13]&lt;&gt;&quot;&quot;;IF([.$B13]&lt;&gt;&quot;&quot;;[.$B13] &amp; &quot;=&quot;;&quot;&quot;) &amp; [.G13] &amp; &quot; &quot;;&quot;&quot;)" office:value-type="string" office:string-value="Rg=1 " calcext:value-type="string">
            <text:p>Rg=1 </text:p>
          </table:table-cell>
          <table:table-cell table:formula="of:=IF([.H13]&lt;&gt;&quot;&quot;;IF([.$B13]&lt;&gt;&quot;&quot;;[.$B13] &amp; &quot;=&quot;;&quot;&quot;) &amp; [.H13] &amp; &quot; &quot;;&quot;&quot;)" office:value-type="string" office:string-value="Rg=1 " calcext:value-type="string">
            <text:p>Rg=1 </text:p>
          </table:table-cell>
        </table:table-row>
        <table:table-row table:style-name="ro1">
          <table:table-cell/>
          <table:table-cell office:value-type="string" calcext:value-type="string">
            <text:p>Rds</text:p>
          </table:table-cell>
          <table:table-cell office:value-type="string" calcext:value-type="string">
            <text:p>Drain-source shunt resistance</text:p>
          </table:table-cell>
          <table:table-cell table:style-name="ce4" office:value-type="string" calcext:value-type="string">
            <text:p>W</text:p>
          </table:table-cell>
          <table:table-cell office:value-type="string" calcext:value-type="string">
            <text:p>Infin.</text:p>
          </table:table-cell>
          <table:table-cell office:value-type="string" calcext:value-type="string">
            <text:p>10Meg</text:p>
          </table:table-cell>
          <table:table-cell table:number-columns-repeated="2" office:value-type="string" calcext:value-type="string">
            <text:p>3meg</text:p>
          </table:table-cell>
          <table:table-cell table:formula="of:=IF([.G14]&lt;&gt;&quot;&quot;;IF([.$B14]&lt;&gt;&quot;&quot;;[.$B14] &amp; &quot;=&quot;;&quot;&quot;) &amp; [.G14] &amp; &quot; &quot;;&quot;&quot;)" office:value-type="string" office:string-value="Rds=3meg " calcext:value-type="string">
            <text:p>Rds=3meg </text:p>
          </table:table-cell>
          <table:table-cell table:formula="of:=IF([.H14]&lt;&gt;&quot;&quot;;IF([.$B14]&lt;&gt;&quot;&quot;;[.$B14] &amp; &quot;=&quot;;&quot;&quot;) &amp; [.H14] &amp; &quot; &quot;;&quot;&quot;)" office:value-type="string" office:string-value="Rds=3meg " calcext:value-type="string">
            <text:p>Rds=3meg </text:p>
          </table:table-cell>
        </table:table-row>
        <table:table-row table:style-name="ro1">
          <table:table-cell/>
          <table:table-cell office:value-type="string" calcext:value-type="string">
            <text:p>Rb</text:p>
          </table:table-cell>
          <table:table-cell office:value-type="string" calcext:value-type="string">
            <text:p>Body diode ohmic resistance</text:p>
          </table:table-cell>
          <table:table-cell table:style-name="ce4"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formula="of:=IF([.G15]&lt;&gt;&quot;&quot;;IF([.$B15]&lt;&gt;&quot;&quot;;[.$B15] &amp; &quot;=&quot;;&quot;&quot;) &amp; [.G15] &amp; &quot; &quot;;&quot;&quot;)">
            <text:p/>
          </table:table-cell>
          <table:table-cell table:formula="of:=IF([.H15]&lt;&gt;&quot;&quot;;IF([.$B15]&lt;&gt;&quot;&quot;;[.$B15] &amp; &quot;=&quot;;&quot;&quot;) &amp; [.H15] &amp; &quot; &quot;;&quot;&quot;)">
            <text:p/>
          </table:table-cell>
        </table:table-row>
        <table:table-row table:style-name="ro1">
          <table:table-cell/>
          <table:table-cell office:value-type="string" calcext:value-type="string">
            <text:p>Cjo</text:p>
          </table:table-cell>
          <table:table-cell office:value-type="string" calcext:value-type="string">
            <text:p>Zero-bias body diode junction capacitance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n</text:p>
          </table:table-cell>
          <table:table-cell table:number-columns-repeated="2"/>
          <table:table-cell table:formula="of:=IF([.G16]&lt;&gt;&quot;&quot;;IF([.$B16]&lt;&gt;&quot;&quot;;[.$B16] &amp; &quot;=&quot;;&quot;&quot;) &amp; [.G16] &amp; &quot; &quot;;&quot;&quot;)">
            <text:p/>
          </table:table-cell>
          <table:table-cell table:formula="of:=IF([.H16]&lt;&gt;&quot;&quot;;IF([.$B16]&lt;&gt;&quot;&quot;;[.$B16] &amp; &quot;=&quot;;&quot;&quot;) &amp; [.H16] &amp; &quot; &quot;;&quot;&quot;)">
            <text:p/>
          </table:table-cell>
        </table:table-row>
        <table:table-row table:style-name="ro1">
          <table:table-cell/>
          <table:table-cell office:value-type="string" calcext:value-type="string">
            <text:p>Cgs</text:p>
          </table:table-cell>
          <table:table-cell office:value-type="string" calcext:value-type="string">
            <text:p>Gate-source capacitance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0p</text:p>
          </table:table-cell>
          <table:table-cell office:value-type="string" calcext:value-type="string">
            <text:p>10p</text:p>
          </table:table-cell>
          <table:table-cell office:value-type="string" calcext:value-type="string">
            <text:p>38p</text:p>
          </table:table-cell>
          <table:table-cell table:formula="of:=IF([.G17]&lt;&gt;&quot;&quot;;IF([.$B17]&lt;&gt;&quot;&quot;;[.$B17] &amp; &quot;=&quot;;&quot;&quot;) &amp; [.G17] &amp; &quot; &quot;;&quot;&quot;)" office:value-type="string" office:string-value="Cgs=10p " calcext:value-type="string">
            <text:p>Cgs=10p </text:p>
          </table:table-cell>
          <table:table-cell table:formula="of:=IF([.H17]&lt;&gt;&quot;&quot;;IF([.$B17]&lt;&gt;&quot;&quot;;[.$B17] &amp; &quot;=&quot;;&quot;&quot;) &amp; [.H17] &amp; &quot; &quot;;&quot;&quot;)" office:value-type="string" office:string-value="Cgs=38p " calcext:value-type="string">
            <text:p>Cgs=38p </text:p>
          </table:table-cell>
        </table:table-row>
        <table:table-row table:style-name="ro1">
          <table:table-cell/>
          <table:table-cell office:value-type="string" calcext:value-type="string">
            <text:p>Cgdmin</text:p>
          </table:table-cell>
          <table:table-cell office:value-type="string" calcext:value-type="string">
            <text:p>Minimum non-linear G-D capacitance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0p</text:p>
          </table:table-cell>
          <table:table-cell office:value-type="string" calcext:value-type="string">
            <text:p>5p</text:p>
          </table:table-cell>
          <table:table-cell office:value-type="string" calcext:value-type="string">
            <text:p>22p</text:p>
          </table:table-cell>
          <table:table-cell table:formula="of:=IF([.G18]&lt;&gt;&quot;&quot;;IF([.$B18]&lt;&gt;&quot;&quot;;[.$B18] &amp; &quot;=&quot;;&quot;&quot;) &amp; [.G18] &amp; &quot; &quot;;&quot;&quot;)" office:value-type="string" office:string-value="Cgdmin=5p " calcext:value-type="string">
            <text:p>Cgdmin=5p </text:p>
          </table:table-cell>
          <table:table-cell table:formula="of:=IF([.H18]&lt;&gt;&quot;&quot;;IF([.$B18]&lt;&gt;&quot;&quot;;[.$B18] &amp; &quot;=&quot;;&quot;&quot;) &amp; [.H18] &amp; &quot; &quot;;&quot;&quot;)" office:value-type="string" office:string-value="Cgdmin=22p " calcext:value-type="string">
            <text:p>Cgdmin=22p </text:p>
          </table:table-cell>
        </table:table-row>
        <table:table-row table:style-name="ro1">
          <table:table-cell/>
          <table:table-cell office:value-type="string" calcext:value-type="string">
            <text:p>Cgdmax</text:p>
          </table:table-cell>
          <table:table-cell office:value-type="string" calcext:value-type="string">
            <text:p>Maximum non-linear G-D capacitance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0p</text:p>
          </table:table-cell>
          <table:table-cell office:value-type="string" calcext:value-type="string">
            <text:p>40p</text:p>
          </table:table-cell>
          <table:table-cell office:value-type="string" calcext:value-type="string">
            <text:p>72p</text:p>
          </table:table-cell>
          <table:table-cell table:formula="of:=IF([.G19]&lt;&gt;&quot;&quot;;IF([.$B19]&lt;&gt;&quot;&quot;;[.$B19] &amp; &quot;=&quot;;&quot;&quot;) &amp; [.G19] &amp; &quot; &quot;;&quot;&quot;)" office:value-type="string" office:string-value="Cgdmax=40p " calcext:value-type="string">
            <text:p>Cgdmax=40p </text:p>
          </table:table-cell>
          <table:table-cell table:formula="of:=IF([.H19]&lt;&gt;&quot;&quot;;IF([.$B19]&lt;&gt;&quot;&quot;;[.$B19] &amp; &quot;=&quot;;&quot;&quot;) &amp; [.H19] &amp; &quot; &quot;;&quot;&quot;)" office:value-type="string" office:string-value="Cgdmax=72p " calcext:value-type="string">
            <text:p>Cgdmax=72p 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Non-linear Cgd capacitance paramete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formula="of:=IF([.G20]&lt;&gt;&quot;&quot;;IF([.$B20]&lt;&gt;&quot;&quot;;[.$B20] &amp; &quot;=&quot;;&quot;&quot;) &amp; [.G20] &amp; &quot; &quot;;&quot;&quot;)">
            <text:p/>
          </table:table-cell>
          <table:table-cell table:formula="of:=IF([.H20]&lt;&gt;&quot;&quot;;IF([.$B20]&lt;&gt;&quot;&quot;;[.$B20] &amp; &quot;=&quot;;&quot;&quot;) &amp; [.H20] &amp; &quot; &quot;;&quot;&quot;)">
            <text:p/>
          </table:table-cell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office:value-type="string" calcext:value-type="string">
            <text:p>Body diode saturation current</text:p>
          </table:table-cell>
          <table:table-cell office:value-type="string" calcext:value-type="string">
            <text:p>A</text:p>
          </table:table-cell>
          <table:table-cell office:value-type="float" office:value="0.00000000000001" calcext:value-type="float">
            <text:p>1E-14</text:p>
          </table:table-cell>
          <table:table-cell office:value-type="float" office:value="1E-015" calcext:value-type="float">
            <text:p>1E-15</text:p>
          </table:table-cell>
          <table:table-cell table:number-columns-repeated="2"/>
          <table:table-cell table:formula="of:=IF([.G21]&lt;&gt;&quot;&quot;;IF([.$B21]&lt;&gt;&quot;&quot;;[.$B21] &amp; &quot;=&quot;;&quot;&quot;) &amp; [.G21] &amp; &quot; &quot;;&quot;&quot;)">
            <text:p/>
          </table:table-cell>
          <table:table-cell table:formula="of:=IF([.H21]&lt;&gt;&quot;&quot;;IF([.$B21]&lt;&gt;&quot;&quot;;[.$B21] &amp; &quot;=&quot;;&quot;&quot;) &amp; [.H21] &amp; &quot; &quot;;&quot;&quot;)">
            <text:p/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Bulk diode emission coefficient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 </text:p>
          </table:table-cell>
          <table:table-cell table:number-columns-repeated="2"/>
          <table:table-cell table:formula="of:=IF([.G22]&lt;&gt;&quot;&quot;;IF([.$B22]&lt;&gt;&quot;&quot;;[.$B22] &amp; &quot;=&quot;;&quot;&quot;) &amp; [.G22] &amp; &quot; &quot;;&quot;&quot;)">
            <text:p/>
          </table:table-cell>
          <table:table-cell table:formula="of:=IF([.H22]&lt;&gt;&quot;&quot;;IF([.$B22]&lt;&gt;&quot;&quot;;[.$B22] &amp; &quot;=&quot;;&quot;&quot;) &amp; [.H22] &amp; &quot; &quot;;&quot;&quot;)">
            <text:p/>
          </table:table-cell>
        </table:table-row>
        <table:table-row table:style-name="ro1">
          <table:table-cell/>
          <table:table-cell office:value-type="string" calcext:value-type="string">
            <text:p>Vj</text:p>
          </table:table-cell>
          <table:table-cell office:value-type="string" calcext:value-type="string">
            <text:p>Body diode junction potential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 table:number-columns-repeated="2"/>
          <table:table-cell table:formula="of:=IF([.G23]&lt;&gt;&quot;&quot;;IF([.$B23]&lt;&gt;&quot;&quot;;[.$B23] &amp; &quot;=&quot;;&quot;&quot;) &amp; [.G23] &amp; &quot; &quot;;&quot;&quot;)">
            <text:p/>
          </table:table-cell>
          <table:table-cell table:formula="of:=IF([.H23]&lt;&gt;&quot;&quot;;IF([.$B23]&lt;&gt;&quot;&quot;;[.$B23] &amp; &quot;=&quot;;&quot;&quot;) &amp; [.H23] &amp; &quot; &quot;;&quot;&quot;)">
            <text:p/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Body diode grading coefficient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  <table:table-cell table:formula="of:=IF([.G24]&lt;&gt;&quot;&quot;;IF([.$B24]&lt;&gt;&quot;&quot;;[.$B24] &amp; &quot;=&quot;;&quot;&quot;) &amp; [.G24] &amp; &quot; &quot;;&quot;&quot;)">
            <text:p/>
          </table:table-cell>
          <table:table-cell table:formula="of:=IF([.H24]&lt;&gt;&quot;&quot;;IF([.$B24]&lt;&gt;&quot;&quot;;[.$B24] &amp; &quot;=&quot;;&quot;&quot;) &amp; [.H24] &amp; &quot; &quot;;&quot;&quot;)">
            <text:p/>
          </table:table-cell>
        </table:table-row>
        <table:table-row table:style-name="ro3">
          <table:table-cell/>
          <table:table-cell office:value-type="string" calcext:value-type="string">
            <text:p>Fc</text:p>
          </table:table-cell>
          <table:table-cell office:value-type="string" calcext:value-type="string">
            <text:p>Body diode coefficient for forward-bias depletion capacitance formula</text:p>
          </table:table-cell>
          <table:table-cell office:value-type="string" calcext:value-type="string">
            <text:p>-</text:p>
          </table:table-cell>
          <table:table-cell office:value-type="float" office:value="0.5" calcext:value-type="float">
            <text:p>0.5</text:p>
          </table:table-cell>
          <table:table-cell table:style-name="ce5" office:value-type="string" calcext:value-type="string">
            <text:p> </text:p>
          </table:table-cell>
          <table:table-cell table:number-columns-repeated="2"/>
          <table:table-cell table:formula="of:=IF([.G25]&lt;&gt;&quot;&quot;;IF([.$B25]&lt;&gt;&quot;&quot;;[.$B25] &amp; &quot;=&quot;;&quot;&quot;) &amp; [.G25] &amp; &quot; &quot;;&quot;&quot;)">
            <text:p/>
          </table:table-cell>
          <table:table-cell table:formula="of:=IF([.H25]&lt;&gt;&quot;&quot;;IF([.$B25]&lt;&gt;&quot;&quot;;[.$B25] &amp; &quot;=&quot;;&quot;&quot;) &amp; [.H25] &amp; &quot; &quot;;&quot;&quot;)">
            <text:p/>
          </table:table-cell>
        </table:table-row>
        <table:table-row table:style-name="ro1">
          <table:table-cell/>
          <table:table-cell office:value-type="string" calcext:value-type="string">
            <text:p>tt</text:p>
          </table:table-cell>
          <table:table-cell office:value-type="string" calcext:value-type="string">
            <text:p>Body diode transit time</text:p>
          </table:table-cell>
          <table:table-cell office:value-type="string" calcext:value-type="string">
            <text:p>se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n</text:p>
          </table:table-cell>
          <table:table-cell table:number-columns-repeated="2"/>
          <table:table-cell table:formula="of:=IF([.G26]&lt;&gt;&quot;&quot;;IF([.$B26]&lt;&gt;&quot;&quot;;[.$B26] &amp; &quot;=&quot;;&quot;&quot;) &amp; [.G26] &amp; &quot; &quot;;&quot;&quot;)">
            <text:p/>
          </table:table-cell>
          <table:table-cell table:formula="of:=IF([.H26]&lt;&gt;&quot;&quot;;IF([.$B26]&lt;&gt;&quot;&quot;;[.$B26] &amp; &quot;=&quot;;&quot;&quot;) &amp; [.H26] &amp; &quot; &quot;;&quot;&quot;)">
            <text:p/>
          </table:table-cell>
        </table:table-row>
        <table:table-row table:style-name="ro1">
          <table:table-cell/>
          <table:table-cell office:value-type="string" calcext:value-type="string">
            <text:p>Eg</text:p>
          </table:table-cell>
          <table:table-cell office:value-type="string" calcext:value-type="string">
            <text:p>Body diode activation energy for temperature effect on Is</text:p>
          </table:table-cell>
          <table:table-cell office:value-type="string" calcext:value-type="string">
            <text:p>eV</text:p>
          </table:table-cell>
          <table:table-cell office:value-type="float" office:value="1.11" calcext:value-type="float">
            <text:p>1.11</text:p>
          </table:table-cell>
          <table:table-cell table:style-name="ce5" office:value-type="string" calcext:value-type="string">
            <text:p> </text:p>
          </table:table-cell>
          <table:table-cell table:number-columns-repeated="2"/>
          <table:table-cell table:formula="of:=IF([.G27]&lt;&gt;&quot;&quot;;IF([.$B27]&lt;&gt;&quot;&quot;;[.$B27] &amp; &quot;=&quot;;&quot;&quot;) &amp; [.G27] &amp; &quot; &quot;;&quot;&quot;)">
            <text:p/>
          </table:table-cell>
          <table:table-cell table:formula="of:=IF([.H27]&lt;&gt;&quot;&quot;;IF([.$B27]&lt;&gt;&quot;&quot;;[.$B27] &amp; &quot;=&quot;;&quot;&quot;) &amp; [.H27] &amp; &quot; &quot;;&quot;&quot;)">
            <text:p/>
          </table:table-cell>
        </table:table-row>
        <table:table-row table:style-name="ro1">
          <table:table-cell/>
          <table:table-cell office:value-type="string" calcext:value-type="string">
            <text:p>Xti</text:p>
          </table:table-cell>
          <table:table-cell office:value-type="string" calcext:value-type="string">
            <text:p>Body diode saturation current temperature exponent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 </text:p>
          </table:table-cell>
          <table:table-cell table:number-columns-repeated="2"/>
          <table:table-cell table:formula="of:=IF([.G28]&lt;&gt;&quot;&quot;;IF([.$B28]&lt;&gt;&quot;&quot;;[.$B28] &amp; &quot;=&quot;;&quot;&quot;) &amp; [.G28] &amp; &quot; &quot;;&quot;&quot;)">
            <text:p/>
          </table:table-cell>
          <table:table-cell table:formula="of:=IF([.H28]&lt;&gt;&quot;&quot;;IF([.$B28]&lt;&gt;&quot;&quot;;[.$B28] &amp; &quot;=&quot;;&quot;&quot;) &amp; [.H28] &amp; &quot; &quot;;&quot;&quot;)">
            <text:p/>
          </table:table-cell>
        </table:table-row>
        <table:table-row table:style-name="ro1">
          <table:table-cell/>
          <table:table-cell table:style-name="ce1" office:value-type="string" calcext:value-type="string">
            <text:p>L</text:p>
          </table:table-cell>
          <table:table-cell office:value-type="string" calcext:value-type="string">
            <text:p>Length scaling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 </text:p>
          </table:table-cell>
          <table:table-cell table:number-columns-repeated="2"/>
          <table:table-cell table:formula="of:=IF([.G29]&lt;&gt;&quot;&quot;;IF([.$B29]&lt;&gt;&quot;&quot;;[.$B29] &amp; &quot;=&quot;;&quot;&quot;) &amp; [.G29] &amp; &quot; &quot;;&quot;&quot;)">
            <text:p/>
          </table:table-cell>
          <table:table-cell table:formula="of:=IF([.H29]&lt;&gt;&quot;&quot;;IF([.$B29]&lt;&gt;&quot;&quot;;[.$B29] &amp; &quot;=&quot;;&quot;&quot;) &amp; [.H29] &amp; &quot; &quot;;&quot;&quot;)">
            <text:p/>
          </table:table-cell>
        </table:table-row>
        <table:table-row table:style-name="ro1">
          <table:table-cell/>
          <table:table-cell table:style-name="ce1" office:value-type="string" calcext:value-type="string">
            <text:p>W</text:p>
          </table:table-cell>
          <table:table-cell office:value-type="string" calcext:value-type="string">
            <text:p>Width scaling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 </text:p>
          </table:table-cell>
          <table:table-cell table:number-columns-repeated="2"/>
          <table:table-cell table:formula="of:=IF([.G30]&lt;&gt;&quot;&quot;;IF([.$B30]&lt;&gt;&quot;&quot;;[.$B30] &amp; &quot;=&quot;;&quot;&quot;) &amp; [.G30] &amp; &quot; &quot;;&quot;&quot;)">
            <text:p/>
          </table:table-cell>
          <table:table-cell table:formula="of:=IF([.H30]&lt;&gt;&quot;&quot;;IF([.$B30]&lt;&gt;&quot;&quot;;[.$B30] &amp; &quot;=&quot;;&quot;&quot;) &amp; [.H30] &amp; &quot; &quot;;&quot;&quot;)">
            <text:p/>
          </table:table-cell>
        </table:table-row>
        <table:table-row table:style-name="ro1">
          <table:table-cell/>
          <table:table-cell table:style-name="ce1" office:value-type="string" calcext:value-type="string">
            <text:p>Kf</text:p>
          </table:table-cell>
          <table:table-cell office:value-type="string" calcext:value-type="string">
            <text:p>Flicker noise coefficient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 </text:p>
          </table:table-cell>
          <table:table-cell table:number-columns-repeated="2"/>
          <table:table-cell table:formula="of:=IF([.G31]&lt;&gt;&quot;&quot;;IF([.$B31]&lt;&gt;&quot;&quot;;[.$B31] &amp; &quot;=&quot;;&quot;&quot;) &amp; [.G31] &amp; &quot; &quot;;&quot;&quot;)">
            <text:p/>
          </table:table-cell>
          <table:table-cell table:formula="of:=IF([.H31]&lt;&gt;&quot;&quot;;IF([.$B31]&lt;&gt;&quot;&quot;;[.$B31] &amp; &quot;=&quot;;&quot;&quot;) &amp; [.H31] &amp; &quot; &quot;;&quot;&quot;)">
            <text:p/>
          </table:table-cell>
        </table:table-row>
        <table:table-row table:style-name="ro1">
          <table:table-cell/>
          <table:table-cell table:style-name="ce1" office:value-type="string" calcext:value-type="string">
            <text:p>Af</text:p>
          </table:table-cell>
          <table:table-cell office:value-type="string" calcext:value-type="string">
            <text:p>Flicker noise exponent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 </text:p>
          </table:table-cell>
          <table:table-cell table:number-columns-repeated="2"/>
          <table:table-cell table:formula="of:=IF([.G32]&lt;&gt;&quot;&quot;;IF([.$B32]&lt;&gt;&quot;&quot;;[.$B32] &amp; &quot;=&quot;;&quot;&quot;) &amp; [.G32] &amp; &quot; &quot;;&quot;&quot;)">
            <text:p/>
          </table:table-cell>
          <table:table-cell table:formula="of:=IF([.H32]&lt;&gt;&quot;&quot;;IF([.$B32]&lt;&gt;&quot;&quot;;[.$B32] &amp; &quot;=&quot;;&quot;&quot;) &amp; [.H32] &amp; &quot; &quot;;&quot;&quot;)">
            <text:p/>
          </table:table-cell>
        </table:table-row>
        <table:table-row table:style-name="ro1">
          <table:table-cell table:style-name="ce1" office:value-type="string" calcext:value-type="string">
            <text:p>nchan[*]</text:p>
          </table:table-cell>
          <table:table-cell table:style-name="ce1"/>
          <table:table-cell office:value-type="string" calcext:value-type="string">
            <text:p>N-channel VDMO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true)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IF([.G33]&lt;&gt;&quot;&quot;;IF([.$B33]&lt;&gt;&quot;&quot;;[.$B33] &amp; &quot;=&quot;;&quot;&quot;) &amp; [.G33] &amp; &quot; &quot;;&quot;&quot;)">
            <text:p/>
          </table:table-cell>
          <table:table-cell table:formula="of:=IF([.H33]&lt;&gt;&quot;&quot;;IF([.$B33]&lt;&gt;&quot;&quot;;[.$B33] &amp; &quot;=&quot;;&quot;&quot;) &amp; [.H33] &amp; &quot; &quot;;&quot;&quot;)">
            <text:p/>
          </table:table-cell>
        </table:table-row>
        <table:table-row table:style-name="ro1">
          <table:table-cell table:style-name="ce2" office:value-type="string" calcext:value-type="string">
            <text:p>pchan[*]</text:p>
          </table:table-cell>
          <table:table-cell/>
          <table:table-cell office:value-type="string" calcext:value-type="string">
            <text:p>P-channel VDMO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false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chan</text:p>
          </table:table-cell>
          <table:table-cell table:formula="of:=IF([.G34]&lt;&gt;&quot;&quot;;IF([.$B34]&lt;&gt;&quot;&quot;;[.$B34] &amp; &quot;=&quot;;&quot;&quot;) &amp; [.G34] &amp; &quot; &quot;;&quot;&quot;)">
            <text:p/>
          </table:table-cell>
          <table:table-cell table:formula="of:=IF([.H34]&lt;&gt;&quot;&quot;;IF([.$B34]&lt;&gt;&quot;&quot;;[.$B34] &amp; &quot;=&quot;;&quot;&quot;) &amp; [.H34] &amp; &quot; &quot;;&quot;&quot;)" office:value-type="string" office:string-value="pchan " calcext:value-type="string">
            <text:p>pchan </text:p>
          </table:table-cell>
        </table:table-row>
        <table:table-row table:style-name="ro1">
          <table:table-cell/>
          <table:table-cell table:style-name="ce1" office:value-type="string" calcext:value-type="string">
            <text:p>Tnom</text:p>
          </table:table-cell>
          <table:table-cell office:value-type="string" calcext:value-type="string">
            <text:p>Parameter measurement temperature</text:p>
          </table:table-cell>
          <table:table-cell office:value-type="string" calcext:value-type="string">
            <text:p>ºC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IF([.G35]&lt;&gt;&quot;&quot;;IF([.$B35]&lt;&gt;&quot;&quot;;[.$B35] &amp; &quot;=&quot;;&quot;&quot;) &amp; [.G35] &amp; &quot; &quot;;&quot;&quot;)" office:value-type="string" office:string-value="Tnom=25 " calcext:value-type="string">
            <text:p>Tnom=25 </text:p>
          </table:table-cell>
          <table:table-cell table:formula="of:=IF([.H35]&lt;&gt;&quot;&quot;;IF([.$B35]&lt;&gt;&quot;&quot;;[.$B35] &amp; &quot;=&quot;;&quot;&quot;) &amp; [.H35] &amp; &quot; &quot;;&quot;&quot;)" office:value-type="string" office:string-value="Tnom=25 " calcext:value-type="string">
            <text:p>Tnom=25 </text:p>
          </table:table-cell>
        </table:table-row>
        <table:table-row table:style-name="ro1" table:number-rows-repeated="3"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/>
          <table:table-cell table:style-name="Default" table:number-columns-repeated="5"/>
          <table:table-cell table:number-columns-repeated="2"/>
          <table:table-cell table:style-name="ce7" table:formula="of:=&quot;.model &quot; &amp; [.I$1] &amp; &quot; VDMOS(&quot; &amp; COM.MICROSOFT.CONCAT([.I2:.I35]) &amp; &quot;)&quot;" office:value-type="string" office:string-value=".model TN2130 VDMOS(Vto=2.4 Kp=0.01889 BV=300 Rd=2 Rs=23 Rg=1 Rds=3meg Cgs=10p Cgdmin=5p Cgdmax=40p Tnom=25 )" calcext:value-type="string">
            <text:p>.model TN2130 VDMOS(Vto=2.4 Kp=0.01889 BV=300 Rd=2 Rs=23 Rg=1 Rds=3meg Cgs=10p Cgdmin=5p Cgdmax=40p Tnom=25 )</text:p>
          </table:table-cell>
          <table:table-cell table:style-name="ce7" table:formula="of:=&quot;.model &quot; &amp; [.J$1] &amp; &quot; VDMOS(&quot; &amp; COM.MICROSOFT.CONCAT([.J2:.J35]) &amp; &quot;)&quot;" office:value-type="string" office:string-value=".model TP5335 VDMOS(Vto=-2.4 Kp=0.01889 BV=-350 Rd=3 Rs=27 Rg=1 Rds=3meg Cgs=38p Cgdmin=22p Cgdmax=72p pchan Tnom=25 )" calcext:value-type="string">
            <text:p>.model TP5335 VDMOS(Vto=-2.4 Kp=0.01889 BV=-350 Rd=3 Rs=27 Rg=1 Rds=3meg Cgs=38p Cgdmin=22p Cgdmax=72p pchan Tnom=25 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5T02:07:19.814793413</meta:creation-date>
    <dc:date>2022-01-15T06:22:08.056330867</dc:date>
    <meta:editing-duration>PT4H4M30S</meta:editing-duration>
    <meta:editing-cycles>17</meta:editing-cycles>
    <meta:generator>LibreOffice/7.2.5.2.0$Linux_X86_64 LibreOffice_project/20$Build-2</meta:generator>
    <meta:document-statistic meta:table-count="1" meta:cell-count="272" meta:object-count="0"/>
  </office:meta>
</office:document-meta>
</file>